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8cm" fo:min-width="2.3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5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svg:stroke-color="#a52a2a" draw:fill="none" draw:textarea-vertical-align="middle" draw:auto-grow-height="false" fo:min-height="10.35cm" fo:min-width="11.9cm"/>
    </style:style>
    <style:style style:name="gr13" style:family="graphic" style:parent-style-name="standard">
      <style:graphic-properties svg:stroke-color="#a52a2a" draw:fill="none" draw:textarea-vertical-align="middle" draw:auto-grow-height="false" fo:min-height="4.75cm" fo:min-width="5.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a0522d" fo:font-size="10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a0522d" fo:font-size="10pt" style:font-size-asian="18pt" style:font-size-complex="18pt"/>
    </style:style>
    <style:style style:name="T3" style:family="text">
      <style:text-properties fo:color="#a0522d" style:font-name="Liberation Sans2" fo:font-size="10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4cm" svg:x2="2cm" svg:y2="2cm">
          <text:p/>
        </draw:line>
        <draw:line draw:style-name="gr1" draw:text-style-name="P1" draw:layer="layout" svg:x1="2cm" svg:y1="14cm" svg:x2="18cm" svg:y2="14cm">
          <text:p/>
        </draw:line>
        <draw:custom-shape draw:style-name="gr2" draw:text-style-name="P2" draw:layer="layout" svg:width="4cm" svg:height="4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1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cm" svg:y1="10cm" svg:x2="2cm" svg:y2="10cm">
          <text:p/>
        </draw:line>
        <draw:line draw:style-name="gr4" draw:text-style-name="P1" draw:layer="layout" svg:x1="14cm" svg:y1="6cm" svg:x2="2cm" svg:y2="6cm">
          <text:p/>
        </draw:line>
        <draw:line draw:style-name="gr4" draw:text-style-name="P1" draw:layer="layout" svg:x1="6cm" svg:y1="10cm" svg:x2="6cm" svg:y2="14cm">
          <text:p/>
        </draw:line>
        <draw:line draw:style-name="gr4" draw:text-style-name="P1" draw:layer="layout" svg:x1="14cm" svg:y1="6cm" svg:x2="14cm" svg:y2="14cm">
          <text:p/>
        </draw:line>
        <draw:line draw:style-name="gr4" draw:text-style-name="P1" draw:layer="layout" svg:x1="6cm" svg:y1="10cm" svg:x2="14cm" svg:y2="6cm">
          <text:p/>
        </draw:line>
        <draw:frame draw:style-name="gr5" draw:text-style-name="P3" draw:layer="layout" svg:width="0.68cm" svg:height="0.645cm" svg:x="17.72cm" svg:y="14.155cm">
          <draw:text-box>
            <text:p><text:span text:style-name="T1">x</text:span></text:p>
          </draw:text-box>
        </draw:frame>
        <draw:frame draw:style-name="gr5" draw:text-style-name="P3" draw:layer="layout" svg:width="0.68cm" svg:height="0.645cm" svg:x="1cm" svg:y="1.8cm">
          <draw:text-box>
            <text:p><text:span text:style-name="T1">y</text:span></text:p>
          </draw:text-box>
        </draw:frame>
        <draw:frame draw:style-name="gr6" draw:text-style-name="P3" draw:layer="layout" svg:width="0.88cm" svg:height="0.645cm" svg:x="13.72cm" svg:y="14.155cm">
          <draw:text-box>
            <text:p><text:span text:style-name="T1">x2</text:span></text:p>
          </draw:text-box>
        </draw:frame>
        <draw:frame draw:style-name="gr6" draw:text-style-name="P3" draw:layer="layout" svg:width="0.88cm" svg:height="0.645cm" svg:x="5.72cm" svg:y="14.2cm">
          <draw:text-box>
            <text:p><text:span text:style-name="T1">x1</text:span></text:p>
          </draw:text-box>
        </draw:frame>
        <draw:frame draw:style-name="gr7" draw:text-style-name="P3" draw:layer="layout" svg:width="0.875cm" svg:height="0.645cm" svg:x="1.2cm" svg:y="9.6cm">
          <draw:text-box>
            <text:p><text:span text:style-name="T1">y1</text:span></text:p>
          </draw:text-box>
        </draw:frame>
        <draw:frame draw:style-name="gr7" draw:text-style-name="P3" draw:layer="layout" svg:width="0.875cm" svg:height="0.645cm" svg:x="1.2cm" svg:y="5.6cm">
          <draw:text-box>
            <text:p><text:span text:style-name="T1">y2</text:span></text:p>
          </draw:text-box>
        </draw:frame>
        <draw:frame draw:style-name="gr6" draw:text-style-name="P3" draw:layer="layout" svg:width="0.88cm" svg:height="0.645cm" svg:x="8.92cm" svg:y="8.6cm">
          <draw:text-box>
            <text:p><text:span text:style-name="T1">r</text:span></text:p>
          </draw:text-box>
        </draw:frame>
        <draw:frame draw:style-name="gr8" draw:text-style-name="P4" draw:layer="layout" svg:width="1.999cm" svg:height="0.999cm" svg:x="13.098cm" svg:y="7.4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3" draw:layer="layout" svg:width="0.989cm" svg:height="0.645cm" svg:x="4.811cm" svg:y="10.4cm">
          <draw:text-box>
            <text:p><text:span text:style-name="T1">m1</text:span></text:p>
          </draw:text-box>
        </draw:frame>
        <draw:frame draw:style-name="gr6" draw:text-style-name="P3" draw:layer="layout" svg:width="0.88cm" svg:height="0.645cm" svg:x="7.2cm" svg:y="10.2cm">
          <draw:text-box>
            <text:p><text:span text:style-name="T2">r1</text:span></text:p>
          </draw:text-box>
        </draw:frame>
        <draw:frame draw:style-name="gr6" draw:text-style-name="P5" draw:layer="layout" svg:width="0.88cm" svg:height="0.645cm" svg:x="10.32cm" svg:y="6.4cm">
          <draw:text-box>
            <text:p><text:span text:style-name="T2">r2</text:span></text:p>
          </draw:text-box>
        </draw:frame>
        <draw:frame draw:style-name="gr9" draw:text-style-name="P3" draw:layer="layout" svg:width="0.989cm" svg:height="0.645cm" svg:x="13.6cm" svg:y="5.2cm">
          <draw:text-box>
            <text:p><text:span text:style-name="T1">m2</text:span></text:p>
          </draw:text-box>
        </draw:frame>
        <draw:frame draw:style-name="gr8" draw:text-style-name="P4" draw:layer="layout" svg:width="4.846cm" svg:height="10.251cm" svg:x="14.4cm" svg:y="3.1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8.6cm" svg:y1="8.8cm" svg:x2="8.6cm" svg:y2="14cm">
          <text:p/>
        </draw:line>
        <draw:line draw:style-name="gr4" draw:text-style-name="P1" draw:layer="layout" svg:x1="2cm" svg:y1="8.8cm" svg:x2="8.6cm" svg:y2="8.8cm">
          <text:p/>
        </draw:line>
        <draw:frame draw:style-name="gr6" draw:text-style-name="P3" draw:layer="layout" svg:width="0.88cm" svg:height="0.645cm" svg:x="8.2cm" svg:y="14.155cm">
          <draw:text-box>
            <text:p><text:span text:style-name="T1">xs</text:span></text:p>
          </draw:text-box>
        </draw:frame>
        <draw:frame draw:style-name="gr10" draw:text-style-name="P3" draw:layer="layout" svg:width="0.858cm" svg:height="0.645cm" svg:x="1.125cm" svg:y="8.555cm">
          <draw:text-box>
            <text:p><text:span text:style-name="T1">ys</text:span></text:p>
          </draw:text-box>
        </draw:frame>
        <draw:custom-shape draw:style-name="gr11" draw:text-style-name="P4" draw:layer="layout" svg:width="0.4cm" svg:height="0.4cm" svg:x="8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2.4cm" svg:height="10.6cm" svg:x="2.4cm" svg:y="3.4cm">
          <text:p/>
          <draw:enhanced-geometry draw:glue-point-type="segments" draw:type="mso-spt100" draw:modifiers="-29.7509672904437 -54.3992150281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0.88cm" svg:height="0.645cm" svg:x="9.32cm" svg:y="7.555cm">
          <draw:text-box>
            <text:p><text:span text:style-name="T3">α</text:span></text:p>
          </draw:text-box>
        </draw:frame>
        <draw:custom-shape draw:style-name="gr13" draw:text-style-name="P2" draw:layer="layout" svg:width="6cm" svg:height="5cm" svg:x="5.438cm" svg:y="6.297cm">
          <text:p/>
          <draw:enhanced-geometry draw:glue-point-type="segments" draw:type="mso-spt100" draw:modifiers="150.01393253951 118.0749908876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6" draw:text-style-name="P5" draw:layer="layout" svg:width="0.88cm" svg:height="0.645cm" svg:x="7.2cm" svg:y="9.2cm">
          <draw:text-box>
            <text:p><text:span text:style-name="T3">β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8-21T17:18:19.810000000</meta:creation-date>
    <dc:date>2022-09-01T15:38:38.822000000</dc:date>
    <meta:editing-duration>PT53M24S</meta:editing-duration>
    <meta:editing-cycles>14</meta:editing-cycles>
    <meta:generator>LibreOffice/6.3.5.2$Windows_X86_64 LibreOffice_project/dd0751754f11728f69b42ee2af66670068624673</meta:generator>
    <meta:document-statistic meta:object-count="5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table>
      <mtr>
        <mtd>
          <mrow>
            <mi>r</mi>
            <mo stretchy="false">=</mo>
            <msqrt>
              <mrow>
                <msup>
                  <mrow>
                    <mo fence="true" stretchy="false">(</mo>
                    <mrow>
                      <mrow>
                        <mi>x</mi>
                        <mrow>
                          <mn>2</mn>
                          <mo stretchy="false">−</mo>
                          <mi>x</mi>
                        </mrow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y</mi>
                        <mrow>
                          <mn>2</mn>
                          <mo stretchy="false">−</mo>
                          <mi>y</mi>
                        </mrow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</mrow>
        </mtd>
      </mtr>
      <mtr>
        <mtd>
          <mrow>
            <mi mathvariant="italic">rs</mi>
            <mo stretchy="false">=</mo>
            <mfrac>
              <mrow>
                <mi>m</mi>
                <mrow>
                  <mn>1</mn>
                  <mo stretchy="false">⋅</mo>
                  <mi>r</mi>
                </mrow>
                <mrow>
                  <mn>1</mn>
                  <mo stretchy="false">+</mo>
                  <mi>m</mi>
                </mrow>
                <mrow>
                  <mn>2</mn>
                  <mo stretchy="false">⋅</mo>
                  <mi>r</mi>
                </mrow>
                <mn>2</mn>
              </mrow>
              <mrow>
                <mi>m</mi>
                <mrow>
                  <mn>1</mn>
                  <mo stretchy="false">+</mo>
                  <mi>m</mi>
                </mrow>
                <mn>2</mn>
              </mrow>
            </mfrac>
          </mrow>
        </mtd>
      </mtr>
      <mtr>
        <mtd>
          <mrow>
            <mi>m</mi>
            <mrow>
              <mn>1</mn>
              <mo stretchy="false">=</mo>
              <mrow>
                <mn>2</mn>
                <mo stretchy="false">⋅</mo>
                <mi>m</mi>
              </mrow>
            </mrow>
            <mn>2</mn>
            <mo stretchy="false">→</mo>
          </mrow>
        </mtd>
      </mtr>
      <mtr>
        <mtd>
          <mrow>
            <mi mathvariant="italic">xs</mi>
            <mo stretchy="false">=</mo>
            <mfrac>
              <mrow>
                <mrow>
                  <mn>2</mn>
                  <mo stretchy="false">⋅</mo>
                  <mi>x</mi>
                </mrow>
                <mrow>
                  <mn>1</mn>
                  <mo stretchy="false">+</mo>
                  <mi>x</mi>
                </mrow>
                <mn>2</mn>
              </mrow>
              <mn>3</mn>
            </mfrac>
          </mrow>
        </mtd>
      </mtr>
      <mtr>
        <mtd>
          <mrow>
            <mi mathvariant="italic">ys</mi>
            <mo stretchy="false">=</mo>
            <mfrac>
              <mrow>
                <mrow>
                  <mn>2</mn>
                  <mo stretchy="false">⋅</mo>
                  <mi>y</mi>
                </mrow>
                <mrow>
                  <mn>1</mn>
                  <mo stretchy="false">+</mo>
                  <mi>y</mi>
                </mrow>
                <mn>2</mn>
              </mrow>
              <mn>3</mn>
            </mfrac>
          </mrow>
        </mtd>
      </mtr>
      <mtr>
        <mtd>
          <mrow>
            <mi>r</mi>
            <mrow>
              <mn>1</mn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row>
                            <mi mathvariant="italic">xs</mi>
                            <mo stretchy="false">−</mo>
                            <mi>x</mi>
                          </mrow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i mathvariant="italic">ys</mi>
                            <mo stretchy="false">−</mo>
                            <mi>y</mi>
                          </mrow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sqrt>
            </mrow>
          </mrow>
        </mtd>
      </mtr>
      <mtr>
        <mtd>
          <mrow>
            <mi>r</mi>
            <mrow>
              <mn>2</mn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i>x</mi>
                          <mrow>
                            <mn>2</mn>
                            <mo stretchy="false">−</mo>
                            <mi mathvariant="italic">xs</mi>
                          </mrow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i>y</mi>
                          <mrow>
                            <mn>2</mn>
                            <mo stretchy="false">−</mo>
                            <mi mathvariant="italic">ys</mi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sqrt>
            </mrow>
          </mrow>
        </mtd>
      </mtr>
      <mtr>
        <mtd>
          <mrow>
            <mi>v</mi>
            <mrow>
              <mn>2</mn>
              <mo stretchy="false">=</mo>
              <msqrt>
                <mfrac>
                  <mrow>
                    <mrow>
                      <mi>g</mi>
                      <mo stretchy="false">⋅</mo>
                      <mi>m</mi>
                    </mrow>
                    <mn>1</mn>
                  </mrow>
                  <mrow>
                    <mi>r</mi>
                    <mn>2</mn>
                  </mrow>
                </mfrac>
              </msqrt>
            </mrow>
          </mrow>
        </mtd>
      </mtr>
      <mtr>
        <mtd>
          <mrow>
            <mi>v</mi>
            <mrow>
              <mn>2</mn>
              <mo stretchy="false">=</mo>
              <mrow>
                <mi>α</mi>
                <mo stretchy="false">⋅</mo>
                <mi>r</mi>
              </mrow>
            </mrow>
            <mn>2</mn>
          </mrow>
        </mtd>
      </mtr>
      <mtr>
        <mtd>
          <mrow>
            <mi>α</mi>
            <mo stretchy="false">=</mo>
            <mfrac>
              <msqrt>
                <mfrac>
                  <mrow>
                    <mrow>
                      <mi>g</mi>
                      <mo stretchy="false">⋅</mo>
                      <mi>m</mi>
                    </mrow>
                    <mn>1</mn>
                  </mrow>
                  <mrow>
                    <mi>r</mi>
                    <mn>2</mn>
                  </mrow>
                </mfrac>
              </msqrt>
              <mrow>
                <mi>r</mi>
                <mn>2</mn>
              </mrow>
            </mfrac>
          </mrow>
        </mtd>
      </mtr>
      <mtr>
        <mtd>
          <mrow>
            <mi>β</mi>
            <mo stretchy="false">=</mo>
            <mfrac>
              <msqrt>
                <mfrac>
                  <mrow>
                    <mrow>
                      <mi>g</mi>
                      <mo stretchy="false">⋅</mo>
                      <mi>m</mi>
                    </mrow>
                    <mn>2</mn>
                  </mrow>
                  <mrow>
                    <mi>r</mi>
                    <mn>1</mn>
                  </mrow>
                </mfrac>
              </msqrt>
              <mrow>
                <mi>r</mi>
                <mn>1</mn>
              </mrow>
            </mfrac>
          </mrow>
        </mtd>
      </mtr>
    </mtable>
    <annotation encoding="StarMath 5.0">stack{r = sqrt{ ( x2-x1 )^{2} + ( y2-y1 )^{2}} # 
rs = { m1 cdot r1 + m2 cdot r2 } over { m1 + m2 } #
m1 = 2 cdot m2 rightarrow # 
xs = { 2 cdot x1 +  x2 } over { 3 } # 
ys = { 2 cdot y1  + y2  } over { 3 } #
r1 = sqrt{ ( xs-x1 )^{2} + ( ys-y1 )^{2}} #
r2 = sqrt{ ( x2-xs )^{2} + ( y2-ys )^{2}} #
v2 = sqrt{ { g cdot m1 } over {r2} } #
v2 = %alpha  cdot r2 #
%alpha = {sqrt{ { g cdot m1 } over {r2} }} over {r2} #
%beta = {sqrt{ { g cdot m2 } over {r1} }} over {r1} 
 
}


</annotation>
  </semantics>
</math>
</file>